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fo:margin-left="0.5in" fo:text-indent="-0.25in" fo:background-color="#FFFFFF">
        <style:tab-stops>
          <style:tab-stop style:type="left" style:position="0in"/>
        </style:tab-stops>
      </style:paragraph-properties>
      <style:text-properties fo:font-size="14pt" style:font-size-asian="14pt" style:font-size-complex="14pt"/>
    </style:style>
    <style:style style:name="P2" style:parent-style-name="Normal" style:list-style-name="LFO1"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3"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4"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5"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6"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7"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 style:parent-style-name="Normal" style:family="paragraph">
      <style:paragraph-properties fo:margin-top="0.0416in" fo:margin-bottom="0.0694in" fo:line-height="100%" fo:margin-left="0.5in" fo:background-color="#FFFFFF">
        <style:tab-stops/>
      </style:paragraph-properties>
    </style:style>
    <style:style style:name="T9" style:parent-style-name="DefaultParagraphFont" style:family="text">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10"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11"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style:language-asian="en" style:country-asian="GB"/>
    </style:style>
    <style:style style:name="P12"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13"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style:language-asian="en" style:country-asian="GB"/>
    </style:style>
    <style:style style:name="P14"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15"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16"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style:language-asian="en" style:country-asian="GB"/>
    </style:style>
    <style:style style:name="P17"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18"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19"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20"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21"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22"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23"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24"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25"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26"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27"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28"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29"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30"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31"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32"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33"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34"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35"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36"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ableColumn38" style:family="table-column">
      <style:table-column-properties style:column-width="2.8902in"/>
    </style:style>
    <style:style style:name="TableColumn39" style:family="table-column">
      <style:table-column-properties style:column-width="2.8708in"/>
    </style:style>
    <style:style style:name="Table37" style:family="table">
      <style:table-properties style:width="5.7611in" fo:margin-left="0.5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top="0.0416in" fo:margin-bottom="0.0694in" fo:line-height="100%"/>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top="0.0416in" fo:margin-bottom="0.0694in" fo:line-height="100%"/>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top="0.0416in" fo:margin-bottom="0.0694in" fo:line-height="100%"/>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top="0.0416in" fo:margin-bottom="0.0694in" fo:line-height="100%"/>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top="0.0416in" fo:margin-bottom="0.0694in" fo:line-height="100%"/>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0416in" fo:margin-bottom="0.0694in" fo:line-height="100%"/>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65" style:parent-style-name="Normal"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66"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67"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68" style:parent-style-name="Normal" style:family="paragraph">
      <style:paragraph-properties fo:margin-top="0.0416in" fo:margin-bottom="0.0694in" fo:line-height="100%" fo:margin-left="0.5in" fo:background-color="#FFFFFF">
        <style:tab-stops/>
      </style:paragraph-properties>
    </style:style>
    <style:style style:name="T69" style:parent-style-name="DefaultParagraphFont" style:family="text">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70" style:parent-style-name="DefaultParagraphFont" style:family="text">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71" style:parent-style-name="Normal" style:family="paragraph">
      <style:paragraph-properties fo:margin-top="0.0416in" fo:margin-bottom="0.0694in" fo:line-height="100%" fo:margin-left="0.5in" fo:background-color="#FFFFFF">
        <style:tab-stops/>
      </style:paragraph-properties>
    </style:style>
    <style:style style:name="T72" style:parent-style-name="DefaultParagraphFont" style:family="text">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73" style:parent-style-name="DefaultParagraphFont" style:family="text">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74" style:parent-style-name="Normal" style:family="paragraph">
      <style:paragraph-properties fo:margin-top="0.0416in" fo:margin-bottom="0.0694in" fo:line-height="100%" fo:margin-left="0.5in" fo:background-color="#FFFFFF">
        <style:tab-stops/>
      </style:paragraph-properties>
    </style:style>
    <style:style style:name="T75" style:parent-style-name="DefaultParagraphFont" style:family="text">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76" style:parent-style-name="DefaultParagraphFont" style:family="text">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77" style:parent-style-name="Normal" style:family="paragraph">
      <style:paragraph-properties fo:margin-top="0.0416in" fo:margin-bottom="0.0694in" fo:line-height="100%" fo:margin-left="0.5in" fo:background-color="#FFFFFF">
        <style:tab-stops/>
      </style:paragraph-properties>
    </style:style>
    <style:style style:name="T78" style:parent-style-name="DefaultParagraphFont" style:family="text">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T79" style:parent-style-name="DefaultParagraphFont" style:family="text">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0"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81"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2"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3"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4"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85"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6"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7"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88"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font-weight="bold" style:font-weight-asian="bold" style:font-weight-complex="bold" fo:color="#24292E" fo:font-size="12pt" style:font-size-asian="12pt" style:font-size-complex="12pt" fo:language="nl" fo:country="NL" style:language-asian="en" style:country-asian="GB"/>
    </style:style>
    <style:style style:name="P89" style:parent-style-name="Normal" style:family="paragraph">
      <style:paragraph-properties fo:margin-top="0.0416in" fo:margin-bottom="0.0694in" fo:line-height="100%" fo:margin-left="0.5in" fo:background-color="#FFFFFF">
        <style:tab-stops/>
      </style:paragraph-properties>
      <style:text-properties style:font-name="Segoe UI" style:font-name-asian="Times New Roman" style:font-name-complex="Segoe UI" fo:color="#24292E" fo:font-size="12pt" style:font-size-asian="12pt" style:font-size-complex="12pt" fo:language="nl" fo:country="NL" style:language-asian="en" style:country-asian="GB"/>
    </style:style>
    <style:style style:name="P90" style:parent-style-name="Normal" style:family="paragraph">
      <style:text-properties fo:font-weight="bold" style:font-weight-asian="bold" style:font-weight-complex="bold" fo:language="nl" fo:country="NL"/>
    </style:style>
  </office:automatic-styles>
  <office:body>
    <office:text text:use-soft-page-breaks="true">
      <text:p text:style-name="P1">4A8B Arunesh</text:p>
      <text:list text:style-name="LFO1" text:continue-numbering="true">
        <text:list-item>
          <text:p text:style-name="P2">Zoek op wat geweldloze communicatie is en geef hiervan een korte beschrijving (min 30w)</text:p>
        </text:list-item>
      </text:list>
      <text:p text:style-name="P3">Geweldloze communicatie is een wijze van communiceren die ontwikkeld is om in verbinding met elkaar en jezelf te komen. Het is een proces<text:s/>van 3 stappen: Zelf-empathie, Empathisch luisteren en empathisch uitdrukken</text:p>
      <text:list text:style-name="LFO1" text:continue-numbering="true">
        <text:list-item>
          <text:p text:style-name="P4">Beschrijf in een korte samenvatting (minmaal 100w, exclusief de 12 principes) wat scrum is, wat de onderdelen zijn, wat zijn de voor/nadelen, de scrum artifacts, de rituelen etc.</text:p>
        </text:list-item>
      </text:list>
      <text:p text:style-name="P5">Scrum is een manier om op een flexibele manier een product te maken. Er worden gewerkt in teams die werken in korte sprints, die van 1 tot 4 weken kunnen zijn. Aan het eind van elke sprint wordt er verwacht dat het een werkende bijdrage levert aan een product.</text:p>
      <text:p text:style-name="P6">Een scrum team bestaat uit meerdere rollen: product owner, developers en scrum master. Doordat er vaste rollen zijn gesteld kan de team makkelijker overweg en hun doelen behalen zonder een externe leidinggevende of aandeelhouder.</text:p>
      <text:p text:style-name="P7">Voordelen hiervan zijn dat er effectief gewerkt en gecommuniceerd wordt. Ook heb je een beeld van wat er precies af moet zijn tijdens een sprint.</text:p>
      <text:p text:style-name="P8"><text:span text:style-name="T9">Maar nadeel is wel dat het team wel kwaliteit hebben en ervaring moet hebben om met de methode effectief te kunnen werken.</text:span></text:p>
      <text:list text:style-name="LFO1" text:continue-numbering="true">
        <text:list-item>
          <text:p text:style-name="P10">Welke onderdelen heeft een scrum bord?</text:p>
        </text:list-item>
      </text:list>
      <text:p text:style-name="P11">Product backlog, ToDo, Doing, Done</text:p>
      <text:list text:style-name="LFO1" text:continue-numbering="true">
        <text:list-item>
          <text:p text:style-name="P12">Leg uit wat INVEST is en wat dit met scrum te maken heeft.</text:p>
        </text:list-item>
      </text:list>
      <text:p text:style-name="P13">INVEST staat voor Independent, Negotiable, Valuable, Estimable, Small en Testable.</text:p>
      <text:p text:style-name="P14">Als een user story niet aan het bovenstaande voldoet kan het niet in de product backlog geplaatst worden en worden gebruikt.</text:p>
      <text:list text:style-name="LFO1" text:continue-numbering="true">
        <text:list-item>
          <text:p text:style-name="P15">Leg uit wat SMART is</text:p>
        </text:list-item>
      </text:list>
      <text:p text:style-name="P16">SMART staat voor Specific, Measurable, Achievable, Relevant, Time-bound.</text:p>
      <text:soft-page-break/>
      <text:p text:style-name="P17">Met SMART kan je weten of een doel wel of niet nodig en/of mogelijk is in een scrum team.</text:p>
      <text:list text:style-name="LFO1" text:continue-numbering="true">
        <text:list-item>
          <text:p text:style-name="P18">Hoe formuleer ik een User story en wat zijn de valkuilen hierbij?</text:p>
        </text:list-item>
      </text:list>
      <text:p text:style-name="P19">Je maakt user stories met een vaste “Als … Wil ik …. Zodat …” template. Wanneer de user story is aangemaakt kan je kijken om het toepasbaar is door te kijken of het voldoet aan INVEST/SMART.</text:p>
      <text:p text:style-name="P20">Mogelijke valkuilen kunnen zijn dat een user story niet duidelijk beschreven is, of dat het juist te groot<text:s/>is. Ook is het mogelijk dat een user story niet afzonderlijk is, en dus niet los staat van andere doelen.</text:p>
      <text:list text:style-name="LFO1" text:continue-numbering="true">
        <text:list-item>
          <text:p text:style-name="P21">Wat is een DDOS aanval?</text:p>
        </text:list-item>
      </text:list>
      <text:p text:style-name="P22">Een DDOS aanval is een aanval die uitgevoerd word door meerdere systemen, die allemaal tegelijk een system of netwerk proberen overbelast te maken door zoveel mogelijk informatie/data te sturen, waardoor het systeem/netwerk niet bij kan houden en dus moeilijker bereikbaar wordt en legitieme gebruikers moeilijk contact kunnen maken.</text:p>
      <text:list text:style-name="LFO1" text:continue-numbering="true">
        <text:list-item>
          <text:p text:style-name="P23">Wat is UTF8 en wat heb ik eraan?</text:p>
        </text:list-item>
      </text:list>
      <text:p text:style-name="P24">UTF-8 is een tekencodering, een standaard die gebruikt wordt voor tekens zoals symbolen en letters. Het is handig, want de standaard zorgt ervoor dat tekens een<text:s/>bepaald<text:s/>formaat volgen, waardoor communicatie tussen systemen makkelijker gaat.<text:s/></text:p>
      <text:list text:style-name="LFO1" text:continue-numbering="true">
        <text:list-item>
          <text:p text:style-name="P25">Ga voor de volgende User stories na of deze goede user stories zijn voor SCRUM? - Als koper wil ik de specificaties van een product kunnen bekijken, zodat ik weet wat ik ga kopen. - Als aanstaande koper wil ik weten of de website gekeurd is, zodat ik kan kijken of de website betrouwbaar is - Als koper wil ik weten wat anderen van het product vinden, zodat ik mijn mening op dat van een ander kan baseren.</text:p>
        </text:list-item>
      </text:list>
      <text:p text:style-name="P26">User story 1 en 3 kloppen en zijn toepasbaar op de scrum methode, maar user story 2 is te vaag<text:s/>en niet specifiek genoeg om het in scrum te gebruiken.</text:p>
      <text:list text:style-name="LFO1" text:continue-numbering="true">
        <text:list-item>
          <text:p text:style-name="P27">Ik beloof bij deze plechtig een passwordmanager te gaan gebruiken en hier nooit meer van af te wijken: Antwoord —&gt; ja, nee</text:p>
        </text:list-item>
      </text:list>
      <text:p text:style-name="P28">Ja</text:p>
      <text:p text:style-name="P29"/>
      <text:soft-page-break/>
      <text:list text:style-name="LFO1" text:continue-numbering="true">
        <text:list-item>
          <text:p text:style-name="P30">Wat is een SP network?</text:p>
        </text:list-item>
      </text:list>
      <text:p text:style-name="P31">SP staat voor substitution-permutation network. Het is een netwerk van gelinkte wiskundige operaties die gebruikt worden in encryptie algoritmes. Met zo’n netwerk kan encrypten en decrypten van gewone tekst via S en P-boxen die bits hebben.</text:p>
      <text:list text:style-name="LFO1" text:continue-numbering="true">
        <text:list-item>
          <text:p text:style-name="P32">Wat zijn de waarden die wij hebben bepaald voor ons als klas?</text:p>
        </text:list-item>
      </text:list>
      <text:p text:style-name="P33">Op tijd komen, respect voor elkaar, op tijd opdrachten maken en initiatief tonen.</text:p>
      <text:list text:style-name="LFO1" text:continue-numbering="true">
        <text:list-item>
          <text:p text:style-name="P34">Wat is de waterval methode, en hoe verschilt deze van de SCRUM methode?</text:p>
        </text:list-item>
      </text:list>
      <text:p text:style-name="P35">Waterval methode veel voor. Het is dat je alles stapje voor stapje precies doet en wacht totdat het volledig af is voordat je pas naar de volgende stap gaat. Vaak gaat men dan helemaal terug naar bijvoorbeeld stapje 1 om die stap te corrigeren, en dan weer volledige de daaropvolgende stappen opnieuw uit moet voeren. Niks is tijdsgebondene, terwijl SCRUM dat wel<text:s/>doet, waardoor je niet veel vast loopt zoals je met de waterval methode zou zijn.</text:p>
      <text:list text:style-name="LFO1" text:continue-numbering="true">
        <text:list-item>
          <text:p text:style-name="P36">Maak een SWOT analyse van deze toets.</text:p>
        </text:list-item>
      </text:list>
      <table:table table:style-name="Table37">
        <table:table-columns>
          <table:table-column table:style-name="TableColumn38"/>
          <table:table-column table:style-name="TableColumn39"/>
        </table:table-columns>
        <table:table-row table:style-name="TableRow40">
          <table:table-cell table:style-name="TableCell41">
            <text:p text:style-name="P42">Strenghts</text:p>
          </table:table-cell>
          <table:table-cell table:style-name="TableCell43">
            <text:p text:style-name="P44">Weaknesses</text:p>
          </table:table-cell>
        </table:table-row>
        <table:table-row table:style-name="TableRow45">
          <table:table-cell table:style-name="TableCell46">
            <text:p text:style-name="P47">Open vragen, waardoor de antwoorden erg kunnen verschillen</text:p>
          </table:table-cell>
          <table:table-cell table:style-name="TableCell48">
            <text:p text:style-name="P49">Open vragen kunnen veel voor eigen interpretatie laten</text:p>
          </table:table-cell>
        </table:table-row>
        <table:table-row table:style-name="TableRow50">
          <table:table-cell table:style-name="TableCell51">
            <text:p text:style-name="P52">Toets is niet tijdsgebonden</text:p>
          </table:table-cell>
          <table:table-cell table:style-name="TableCell53">
            <text:p text:style-name="P54">Sommige<text:s/>vragen<text:s/>passen niet echt bij het vak</text:p>
          </table:table-cell>
        </table:table-row>
        <table:table-row table:style-name="TableRow55">
          <table:table-cell table:style-name="TableCell56">
            <text:p text:style-name="P57">Opportunities</text:p>
          </table:table-cell>
          <table:table-cell table:style-name="TableCell58">
            <text:p text:style-name="P59">Threats</text:p>
          </table:table-cell>
        </table:table-row>
        <table:table-row table:style-name="TableRow60">
          <table:table-cell table:style-name="TableCell61">
            <text:p text:style-name="P62">Je kan makkelijk zien of mensen het onderwerp begrijpen</text:p>
          </table:table-cell>
          <table:table-cell table:style-name="TableCell63">
            <text:p text:style-name="P64">Antwoorden zijn makkelijk online beschikbaar</text:p>
          </table:table-cell>
        </table:table-row>
      </table:table>
      <text:p text:style-name="P65"/>
      <text:list text:style-name="LFO1" text:continue-numbering="true">
        <text:list-item>
          <text:p text:style-name="P66">Wat is de Moscow methode?</text:p>
        </text:list-item>
      </text:list>
      <text:p text:style-name="P67">MoSCoW method is een manier van prioriteiten stellen in scrum. De afkorting staat voor:</text:p>
      <text:p text:style-name="P68"><text:span text:style-name="T69">M</text:span><text:span text:style-name="T70">ust haves – Eisen die in het eindresultaat moeten terugkomen</text:span></text:p>
      <text:p text:style-name="P71"><text:span text:style-name="T72">S</text:span><text:span text:style-name="T73">hould haves – Eisen die zeer gewenst zijn, maar niet noodzakelijk voor product oplevering</text:span></text:p>
      <text:soft-page-break/>
      <text:p text:style-name="P74"><text:span text:style-name="T75">C</text:span><text:span text:style-name="T76">ould haves – Eisen die geïntroduceerd kunnen worden als er genoeg tijd is</text:span></text:p>
      <text:p text:style-name="P77"><text:span text:style-name="T78">W</text:span><text:span text:style-name="T79">on’t haves – Eisen die niet toepasselijk zijn op dit moment, maar wel interessant kunnen zijn in de toekomst.</text:span></text:p>
      <text:list text:style-name="LFO1" text:continue-numbering="true">
        <text:list-item>
          <text:p text:style-name="P80">Formuleer 3 userstories voor jou als thuiswerker/student je productiviteit verhogen</text:p>
        </text:list-item>
      </text:list>
      <text:p text:style-name="P81">Als student wil ik duidelijke opdrachten zodat ik meteen aan de slag kan gaan zonder dat er onduidelijkheid is.</text:p>
      <text:p text:style-name="P82">Als student wil ik 1 omgeving waarin alle docenten zitten zodat communicatie soepeler verloopt.</text:p>
      <text:p text:style-name="P83">Als student wil ik een duidelijk rooster zodat ik kan zien wanneer een online les of vragenuurtje begint.</text:p>
      <text:list text:style-name="LFO1" text:continue-numbering="true">
        <text:list-item>
          <text:p text:style-name="P84">Formuleer 3 userstories voor mij als docent die het doel hebben het thuisstuderen te verbeteren</text:p>
        </text:list-item>
      </text:list>
      <text:p text:style-name="P85">Als leraar wil ik feedback van leerlingen zodat ik mijn les kan verbeteren en aanpassen waar nodig.</text:p>
      <text:p text:style-name="P86">Als leraar wil ik dat alles via 1 platform verloopt zodat communicatie soepeler en duidelijk verloopt.</text:p>
      <text:p text:style-name="P87">Als leraar wil ik tips hoe ik beter thuis kan werken zodat ik effectiever te werk kan gaan.</text:p>
      <text:list text:style-name="LFO1" text:continue-numbering="true">
        <text:list-item>
          <text:p text:style-name="P88">Waar bestaat de Sprint Zero uit?</text:p>
        </text:list-item>
      </text:list>
      <text:p text:style-name="P89">Tijdens sprint zero spreek je regels af met je team, zoals hoe je precies te werk zal gaan, hoe documentatie geformatteerd zal worden en styling.</text:p>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unesh Timmer</meta:initial-creator>
    <dc:creator>Arunesh Timmer</dc:creator>
    <meta:creation-date>2020-04-17T13:00:00Z</meta:creation-date>
    <dc:date>2020-04-17T14:46:00Z</dc:date>
    <meta:template xlink:href="Normal.dotm" xlink:type="simple"/>
    <meta:editing-cycles>1</meta:editing-cycles>
    <meta:editing-duration>PT6000S</meta:editing-duration>
    <meta:document-statistic meta:page-count="4" meta:paragraph-count="12" meta:word-count="938" meta:character-count="6276" meta:row-count="44" meta:non-whitespace-character-count="5350"/>
  </office:meta>
</office:document-meta>
</file>